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7877B47F83C953F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01cm, 6.567cm, 31.491cm, 3.63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9cm" svg:height="11.59cm" svg:x="0.2cm" svg:y="0.1cm">
          <draw:image xlink:href="Pictures/1000000000000BD000000FC07877B47F83C953F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9-24T17:27:32.336340290</dc:date>
    <meta:editing-duration>PT3M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